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fo:language="en" fo:country="US" fo:font-style="italic" officeooo:rsid="001b18e5" officeooo:paragraph-rsid="001b18e5" style:font-size-asian="8pt" style:font-style-asian="italic" style:font-size-complex="8pt" style:font-style-complex="italic"/>
    </style:style>
    <style:style style:name="P2" style:family="paragraph" style:parent-style-name="Heading_20_1">
      <style:text-properties fo:color="#3465a4" style:font-name="Liberation Sans" fo:font-size="18.2000007629395pt" fo:language="en" fo:country="US" fo:font-weight="bold" officeooo:rsid="001ee6a7" officeooo:paragraph-rsid="001ee6a7" style:font-name-asian="Noto Sans CJK SC" style:font-size-asian="18.2000007629395pt" style:font-weight-asian="bold" style:font-name-complex="Lohit Devanagari" style:font-size-complex="18.2000007629395pt" style:font-weight-complex="bold"/>
    </style:style>
    <style:style style:name="P3" style:family="paragraph" style:parent-style-name="Heading_20_1">
      <style:text-properties fo:color="#3465a4" style:font-name="Liberation Sans" fo:font-size="18.2000007629395pt" fo:language="en" fo:country="US" fo:font-weight="bold" officeooo:rsid="0022327b" officeooo:paragraph-rsid="0022327b" style:font-name-asian="Noto Sans CJK SC" style:font-size-asian="18.2000007629395pt" style:font-weight-asian="bold" style:font-name-complex="Lohit Devanagari" style:font-size-complex="18.2000007629395pt" style:font-weight-complex="bold"/>
    </style:style>
    <style:style style:name="P4" style:family="paragraph" style:parent-style-name="Heading_20_1">
      <style:text-properties fo:language="en" fo:country="US"/>
    </style:style>
    <style:style style:name="P5" style:family="paragraph" style:parent-style-name="Heading_20_1">
      <style:text-properties fo:language="en" fo:country="US" officeooo:paragraph-rsid="0018826c"/>
    </style:style>
    <style:style style:name="P6" style:family="paragraph" style:parent-style-name="Heading_20_1">
      <style:text-properties fo:language="en" fo:country="US" officeooo:rsid="0014d4de" officeooo:paragraph-rsid="0014d4de"/>
    </style:style>
    <style:style style:name="P7" style:family="paragraph" style:parent-style-name="Heading_20_1">
      <style:text-properties fo:language="en" fo:country="US" officeooo:rsid="0023d348" officeooo:paragraph-rsid="0023d348"/>
    </style:style>
    <style:style style:name="P8" style:family="paragraph" style:parent-style-name="Heading_20_2">
      <style:text-properties fo:language="en" fo:country="US"/>
    </style:style>
    <style:style style:name="P9" style:family="paragraph" style:parent-style-name="Heading_20_2">
      <style:text-properties fo:language="en" fo:country="US" officeooo:rsid="00295a86" officeooo:paragraph-rsid="00295a86"/>
    </style:style>
    <style:style style:name="P10" style:family="paragraph" style:parent-style-name="Heading_20_3">
      <style:text-properties fo:language="en" fo:country="US"/>
    </style:style>
    <style:style style:name="P11" style:family="paragraph" style:parent-style-name="Heading_20_3">
      <style:text-properties fo:language="en" fo:country="US" officeooo:paragraph-rsid="0025dffc"/>
    </style:style>
    <style:style style:name="P12" style:family="paragraph" style:parent-style-name="Heading_20_3">
      <style:text-properties fo:language="en" fo:country="US" officeooo:rsid="0014d4de" officeooo:paragraph-rsid="0014d4de"/>
    </style:style>
    <style:style style:name="P13" style:family="paragraph" style:parent-style-name="Heading_20_3">
      <style:text-properties fo:language="en" fo:country="US" officeooo:rsid="0022ec1f" officeooo:paragraph-rsid="0025dffc"/>
    </style:style>
    <style:style style:name="P14" style:family="paragraph" style:parent-style-name="Heading_20_3">
      <style:text-properties fo:language="en" fo:country="US" officeooo:rsid="0027c267" officeooo:paragraph-rsid="0027c267"/>
    </style:style>
    <style:style style:name="P15" style:family="paragraph" style:parent-style-name="Heading_20_3">
      <style:text-properties fo:language="en" fo:country="US" officeooo:rsid="0027c267" officeooo:paragraph-rsid="00305355"/>
    </style:style>
    <style:style style:name="P16" style:family="paragraph" style:parent-style-name="Heading_20_3">
      <style:text-properties fo:language="en" fo:country="US" officeooo:rsid="0024ab62" officeooo:paragraph-rsid="0024ab62"/>
    </style:style>
    <style:style style:name="P17" style:family="paragraph" style:parent-style-name="Heading_20_3">
      <style:text-properties fo:color="#999999" style:font-name="Liberation Sans" fo:font-size="14.1000003814697pt" fo:language="en" fo:country="US" fo:font-weight="bold" officeooo:rsid="002ab18c" officeooo:paragraph-rsid="002ab18c" style:font-name-asian="Noto Sans CJK SC" style:font-size-asian="14.1000003814697pt" style:font-weight-asian="bold" style:font-name-complex="Lohit Devanagari" style:font-size-complex="14.1000003814697pt" style:font-weight-complex="bold"/>
    </style:style>
    <style:style style:name="P18" style:family="paragraph" style:parent-style-name="Heading_20_4">
      <style:text-properties fo:language="en" fo:country="US"/>
    </style:style>
    <style:style style:name="P19" style:family="paragraph" style:parent-style-name="Heading_20_4">
      <style:text-properties fo:language="en" fo:country="US" officeooo:rsid="002ab18c" officeooo:paragraph-rsid="002ab18c"/>
    </style:style>
    <style:style style:name="P20" style:family="paragraph" style:parent-style-name="Heading_20_4">
      <style:text-properties fo:language="en" fo:country="US" officeooo:rsid="0025dffc" officeooo:paragraph-rsid="0025dffc"/>
    </style:style>
    <style:style style:name="P21" style:family="paragraph" style:parent-style-name="Heading_20_4">
      <style:text-properties officeooo:rsid="0031d452" officeooo:paragraph-rsid="0031d452"/>
    </style:style>
    <style:style style:name="P22" style:family="paragraph" style:parent-style-name="Heading_20_4">
      <style:text-properties officeooo:rsid="0037205b" officeooo:paragraph-rsid="0037205b"/>
    </style:style>
    <style:style style:name="P23" style:family="paragraph" style:parent-style-name="Heading_20_4">
      <style:text-properties officeooo:rsid="004450ec" officeooo:paragraph-rsid="004450ec"/>
    </style:style>
    <style:style style:name="P24" style:family="paragraph" style:parent-style-name="Heading_20_4">
      <style:text-properties officeooo:rsid="004610ef" officeooo:paragraph-rsid="004610ef"/>
    </style:style>
    <style:style style:name="P25" style:family="paragraph" style:parent-style-name="Heading_20_4">
      <style:text-properties officeooo:rsid="00497599" officeooo:paragraph-rsid="00497599"/>
    </style:style>
    <style:style style:name="P26" style:family="paragraph" style:parent-style-name="Text_20_body">
      <style:text-properties fo:language="en" fo:country="US"/>
    </style:style>
    <style:style style:name="P27" style:family="paragraph" style:parent-style-name="Text_20_body">
      <style:text-properties fo:language="en" fo:country="US" officeooo:paragraph-rsid="001e556d"/>
    </style:style>
    <style:style style:name="P28" style:family="paragraph" style:parent-style-name="Text_20_body" style:list-style-name="L1">
      <style:text-properties fo:language="en" fo:country="US" officeooo:rsid="001ee6a7" officeooo:paragraph-rsid="001ee6a7"/>
    </style:style>
    <style:style style:name="P29" style:family="paragraph" style:parent-style-name="Text_20_body" style:list-style-name="L1">
      <style:text-properties fo:language="en" fo:country="US" officeooo:rsid="00192284" officeooo:paragraph-rsid="00192284"/>
    </style:style>
    <style:style style:name="P30" style:family="paragraph" style:parent-style-name="Text_20_body">
      <style:text-properties fo:language="en" fo:country="US" officeooo:rsid="00192284" officeooo:paragraph-rsid="00192284"/>
    </style:style>
    <style:style style:name="P31" style:family="paragraph" style:parent-style-name="Text_20_body">
      <style:paragraph-properties fo:text-align="justify" style:justify-single-word="false"/>
      <style:text-properties fo:language="en" fo:country="US" officeooo:rsid="00192284" officeooo:paragraph-rsid="00192284"/>
    </style:style>
    <style:style style:name="P32" style:family="paragraph" style:parent-style-name="Text_20_body">
      <style:text-properties fo:language="en" fo:country="US" officeooo:rsid="0014d4de" officeooo:paragraph-rsid="0014d4de"/>
    </style:style>
    <style:style style:name="P33" style:family="paragraph" style:parent-style-name="Text_20_body">
      <style:text-properties fo:language="en" fo:country="US" officeooo:rsid="00295a86" officeooo:paragraph-rsid="00295a86"/>
    </style:style>
    <style:style style:name="P34" style:family="paragraph" style:parent-style-name="Text_20_body" style:list-style-name="L7">
      <style:text-properties fo:language="en" fo:country="US" officeooo:rsid="00295a86" officeooo:paragraph-rsid="00295a86"/>
    </style:style>
    <style:style style:name="P35" style:family="paragraph" style:parent-style-name="Text_20_body" style:list-style-name="L7">
      <style:text-properties fo:language="en" fo:country="US" officeooo:paragraph-rsid="00295a86"/>
    </style:style>
    <style:style style:name="P36" style:family="paragraph" style:parent-style-name="Text_20_body">
      <style:text-properties fo:language="en" fo:country="US" officeooo:rsid="0022ec1f" officeooo:paragraph-rsid="0022ec1f"/>
    </style:style>
    <style:style style:name="P37" style:family="paragraph" style:parent-style-name="Text_20_body">
      <style:paragraph-properties fo:text-align="justify" style:justify-single-word="false"/>
      <style:text-properties fo:language="en" fo:country="US" officeooo:rsid="0022ec1f" officeooo:paragraph-rsid="0022ec1f"/>
    </style:style>
    <style:style style:name="P38" style:family="paragraph" style:parent-style-name="Text_20_body">
      <style:paragraph-properties fo:text-align="justify" style:justify-single-word="false"/>
      <style:text-properties fo:language="en" fo:country="US" officeooo:rsid="002ab18c" officeooo:paragraph-rsid="002ab18c"/>
    </style:style>
    <style:style style:name="P39" style:family="paragraph" style:parent-style-name="Text_20_body" style:list-style-name="L2">
      <style:text-properties fo:language="en" fo:country="US" officeooo:paragraph-rsid="001bfa85"/>
    </style:style>
    <style:style style:name="P40" style:family="paragraph" style:parent-style-name="Text_20_body" style:list-style-name="L2">
      <style:text-properties fo:language="en" fo:country="US" officeooo:rsid="00235751" officeooo:paragraph-rsid="00235751"/>
    </style:style>
    <style:style style:name="P41" style:family="paragraph" style:parent-style-name="Text_20_body" style:list-style-name="L3">
      <style:text-properties fo:language="en" fo:country="US" officeooo:rsid="00131bbb" officeooo:paragraph-rsid="00131bbb"/>
    </style:style>
    <style:style style:name="P42" style:family="paragraph" style:parent-style-name="Text_20_body" style:list-style-name="L4">
      <style:text-properties fo:language="en" fo:country="US" officeooo:rsid="001a1409" officeooo:paragraph-rsid="001a1409"/>
    </style:style>
    <style:style style:name="P43" style:family="paragraph" style:parent-style-name="Text_20_body" style:list-style-name="L5">
      <style:text-properties fo:language="en" fo:country="US" officeooo:paragraph-rsid="0024ab62"/>
    </style:style>
    <style:style style:name="P44" style:family="paragraph" style:parent-style-name="Text_20_body">
      <style:paragraph-properties fo:text-align="justify" style:justify-single-word="false"/>
      <style:text-properties fo:language="en" fo:country="US" officeooo:paragraph-rsid="0024ab62"/>
    </style:style>
    <style:style style:name="P45" style:family="paragraph" style:parent-style-name="Text_20_body">
      <style:paragraph-properties fo:text-align="justify" style:justify-single-word="false"/>
      <style:text-properties fo:language="en" fo:country="US" officeooo:paragraph-rsid="00192284"/>
    </style:style>
    <style:style style:name="P46" style:family="paragraph" style:parent-style-name="Text_20_body">
      <style:paragraph-properties fo:text-align="justify" style:justify-single-word="false"/>
      <style:text-properties fo:language="en" fo:country="US" officeooo:paragraph-rsid="004410da"/>
    </style:style>
    <style:style style:name="P47" style:family="paragraph" style:parent-style-name="Text_20_body" style:list-style-name="L9">
      <style:paragraph-properties fo:text-align="justify" style:justify-single-word="false"/>
      <style:text-properties officeooo:rsid="002dc4a0" officeooo:paragraph-rsid="002dc4a0"/>
    </style:style>
    <style:style style:name="P48" style:family="paragraph" style:parent-style-name="Text_20_body">
      <style:paragraph-properties fo:text-align="justify" style:justify-single-word="false"/>
      <style:text-properties officeooo:rsid="00305355" officeooo:paragraph-rsid="003145d0"/>
    </style:style>
    <style:style style:name="P49" style:family="paragraph" style:parent-style-name="Text_20_body">
      <style:paragraph-properties fo:text-align="justify" style:justify-single-word="false"/>
      <style:text-properties officeooo:rsid="003a9837" officeooo:paragraph-rsid="003a9837"/>
    </style:style>
    <style:style style:name="P50" style:family="paragraph" style:parent-style-name="Text_20_body" style:list-style-name="L11">
      <style:paragraph-properties fo:text-align="justify" style:justify-single-word="false"/>
      <style:text-properties officeooo:rsid="003bd369" officeooo:paragraph-rsid="003bd369"/>
    </style:style>
    <style:style style:name="P51" style:family="paragraph" style:parent-style-name="Text_20_body" style:list-style-name="L11">
      <style:paragraph-properties fo:text-align="justify" style:justify-single-word="false"/>
      <style:text-properties officeooo:rsid="003c0e8a" officeooo:paragraph-rsid="003c0e8a"/>
    </style:style>
    <style:style style:name="P52" style:family="paragraph" style:parent-style-name="Text_20_body">
      <style:paragraph-properties fo:text-align="justify" style:justify-single-word="false"/>
      <style:text-properties officeooo:rsid="003dd351" officeooo:paragraph-rsid="003dd351"/>
    </style:style>
    <style:style style:name="P53" style:family="paragraph" style:parent-style-name="Text_20_body">
      <style:paragraph-properties fo:text-align="justify" style:justify-single-word="false"/>
      <style:text-properties officeooo:rsid="003f499d" officeooo:paragraph-rsid="003f499d"/>
    </style:style>
    <style:style style:name="P54" style:family="paragraph" style:parent-style-name="Text_20_body">
      <style:paragraph-properties fo:text-align="justify" style:justify-single-word="false"/>
      <style:text-properties officeooo:paragraph-rsid="00402e5d"/>
    </style:style>
    <style:style style:name="P55" style:family="paragraph" style:parent-style-name="Text_20_body">
      <style:paragraph-properties fo:text-align="justify" style:justify-single-word="false"/>
      <style:text-properties officeooo:paragraph-rsid="004410da"/>
    </style:style>
    <style:style style:name="P56" style:family="paragraph" style:parent-style-name="Text_20_body">
      <style:paragraph-properties fo:text-align="justify" style:justify-single-word="false"/>
      <style:text-properties officeooo:paragraph-rsid="003dd351"/>
    </style:style>
    <style:style style:name="P57" style:family="paragraph" style:parent-style-name="Text_20_body">
      <style:paragraph-properties fo:text-align="justify" style:justify-single-word="false"/>
      <style:text-properties officeooo:paragraph-rsid="002ab18c"/>
    </style:style>
    <style:style style:name="P58" style:family="paragraph" style:parent-style-name="Text_20_body" style:list-style-name="L9">
      <style:paragraph-properties fo:text-align="justify" style:justify-single-word="false"/>
      <style:text-properties officeooo:paragraph-rsid="004410da"/>
    </style:style>
    <style:style style:name="P59" style:family="paragraph" style:parent-style-name="Text_20_body" style:list-style-name="L9">
      <style:paragraph-properties fo:text-align="justify" style:justify-single-word="false"/>
      <style:text-properties officeooo:paragraph-rsid="004adbd6"/>
    </style:style>
    <style:style style:name="P60" style:family="paragraph" style:parent-style-name="Text_20_body">
      <style:paragraph-properties fo:text-align="justify" style:justify-single-word="false"/>
      <style:text-properties officeooo:paragraph-rsid="0035d824"/>
    </style:style>
    <style:style style:name="P61" style:family="paragraph" style:parent-style-name="Text_20_body">
      <style:text-properties officeooo:rsid="004450ec" officeooo:paragraph-rsid="004450ec"/>
    </style:style>
    <style:style style:name="P62" style:family="paragraph" style:parent-style-name="Text_20_body">
      <style:text-properties officeooo:rsid="004610ef" officeooo:paragraph-rsid="004610ef"/>
    </style:style>
    <style:style style:name="P63" style:family="paragraph" style:parent-style-name="Text_20_body">
      <style:text-properties officeooo:rsid="00483515" officeooo:paragraph-rsid="00483515"/>
    </style:style>
    <style:style style:name="P64" style:family="paragraph" style:parent-style-name="Text_20_body">
      <style:text-properties officeooo:rsid="00497599" officeooo:paragraph-rsid="00497599"/>
    </style:style>
    <style:style style:name="P65" style:family="paragraph" style:parent-style-name="Text_20_body">
      <style:paragraph-properties fo:margin-top="0cm" fo:margin-bottom="0cm" loext:contextual-spacing="false"/>
      <style:text-properties fo:language="en" fo:country="US" officeooo:rsid="001e556d" officeooo:paragraph-rsid="001e556d"/>
    </style:style>
    <style:style style:name="P66" style:family="paragraph" style:parent-style-name="Title">
      <style:text-properties fo:language="en" fo:country="US"/>
    </style:style>
    <style:style style:name="T1" style:family="text">
      <style:text-properties style:font-name="Liberation Sans" fo:font-size="28pt" fo:font-weight="bold" officeooo:rsid="001b18e5" style:font-name-asian="Noto Sans CJK SC" style:font-size-asian="28pt" style:font-weight-asian="bold" style:font-name-complex="Lohit Devanagari" style:font-size-complex="28pt" style:font-weight-complex="bold"/>
    </style:style>
    <style:style style:name="T2" style:family="text">
      <style:text-properties officeooo:rsid="0016b89a"/>
    </style:style>
    <style:style style:name="T3" style:family="text">
      <style:text-properties officeooo:rsid="00174ab9"/>
    </style:style>
    <style:style style:name="T4" style:family="text">
      <style:text-properties officeooo:rsid="00192284"/>
    </style:style>
    <style:style style:name="T5" style:family="text">
      <style:text-properties officeooo:rsid="001dbf73"/>
    </style:style>
    <style:style style:name="T6" style:family="text">
      <style:text-properties fo:font-weight="bold" style:font-weight-asian="bold" style:font-weight-complex="bold"/>
    </style:style>
    <style:style style:name="T7" style:family="text">
      <style:text-properties fo:font-weight="bold" officeooo:rsid="001dbf73" style:font-weight-asian="bold" style:font-weight-complex="bold"/>
    </style:style>
    <style:style style:name="T8" style:family="text">
      <style:text-properties officeooo:rsid="001e556d"/>
    </style:style>
    <style:style style:name="T9" style:family="text">
      <style:text-properties fo:color="#3465a4" style:font-name="Liberation Sans" fo:font-size="18.2000007629395pt" fo:font-weight="bold" officeooo:rsid="001ee6a7" style:font-name-asian="Noto Sans CJK SC" style:font-size-asian="18.2000007629395pt" style:font-weight-asian="bold" style:font-name-complex="Lohit Devanagari" style:font-size-complex="18.2000007629395pt" style:font-weight-complex="bold"/>
    </style:style>
    <style:style style:name="T10" style:family="text">
      <style:text-properties officeooo:rsid="001ee6a7"/>
    </style:style>
    <style:style style:name="T11" style:family="text">
      <style:text-properties officeooo:rsid="0018826c"/>
    </style:style>
    <style:style style:name="T12" style:family="text">
      <style:text-properties officeooo:rsid="0022ec1f"/>
    </style:style>
    <style:style style:name="T13" style:family="text">
      <style:text-properties fo:font-size="24pt" style:font-size-asian="24pt" style:font-size-complex="24pt"/>
    </style:style>
    <style:style style:name="T14" style:family="text">
      <style:text-properties officeooo:rsid="0024ab62"/>
    </style:style>
    <style:style style:name="T15" style:family="text">
      <style:text-properties fo:color="#77bc65" officeooo:rsid="0024ab62"/>
    </style:style>
    <style:style style:name="T16" style:family="text">
      <style:text-properties fo:color="#77bc65" fo:font-weight="bold" officeooo:rsid="0024ab62" style:font-weight-asian="bold" style:font-weight-complex="bold"/>
    </style:style>
    <style:style style:name="T17" style:family="text">
      <style:text-properties officeooo:rsid="0025dffc"/>
    </style:style>
    <style:style style:name="T18" style:family="text">
      <style:text-properties officeooo:rsid="00295a86"/>
    </style:style>
    <style:style style:name="T19" style:family="text">
      <style:text-properties officeooo:rsid="002ab18c"/>
    </style:style>
    <style:style style:name="T20" style:family="text">
      <style:text-properties fo:language="en" fo:country="US"/>
    </style:style>
    <style:style style:name="T21" style:family="text">
      <style:text-properties fo:language="en" fo:country="US" officeooo:rsid="002ab18c"/>
    </style:style>
    <style:style style:name="T22" style:family="text">
      <style:text-properties fo:language="en" fo:country="US" officeooo:rsid="002bb2c5"/>
    </style:style>
    <style:style style:name="T23" style:family="text">
      <style:text-properties fo:language="en" fo:country="US" officeooo:rsid="002cad16"/>
    </style:style>
    <style:style style:name="T24" style:family="text">
      <style:text-properties fo:language="en" fo:country="US" officeooo:rsid="002dc4a0"/>
    </style:style>
    <style:style style:name="T25" style:family="text">
      <style:text-properties fo:language="en" fo:country="US" officeooo:rsid="0027c267"/>
    </style:style>
    <style:style style:name="T26" style:family="text">
      <style:text-properties fo:language="en" fo:country="US" officeooo:rsid="003145d0"/>
    </style:style>
    <style:style style:name="T27" style:family="text">
      <style:text-properties fo:language="en" fo:country="US" officeooo:rsid="0031ed8a"/>
    </style:style>
    <style:style style:name="T28" style:family="text">
      <style:text-properties fo:language="en" fo:country="US" officeooo:rsid="0032ff9a"/>
    </style:style>
    <style:style style:name="T29" style:family="text">
      <style:text-properties fo:language="en" fo:country="US" officeooo:rsid="00343dd3"/>
    </style:style>
    <style:style style:name="T30" style:family="text">
      <style:text-properties fo:language="en" fo:country="US" officeooo:rsid="0035d824"/>
    </style:style>
    <style:style style:name="T31" style:family="text">
      <style:text-properties fo:language="en" fo:country="US" officeooo:rsid="003dd351"/>
    </style:style>
    <style:style style:name="T32" style:family="text">
      <style:text-properties fo:language="en" fo:country="US" officeooo:rsid="00402e5d"/>
    </style:style>
    <style:style style:name="T33" style:family="text">
      <style:text-properties fo:language="en" fo:country="US" officeooo:rsid="0025dffc"/>
    </style:style>
    <style:style style:name="T34" style:family="text">
      <style:text-properties fo:language="en" fo:country="US" officeooo:rsid="0040ab12"/>
    </style:style>
    <style:style style:name="T35" style:family="text">
      <style:text-properties fo:language="en" fo:country="US" officeooo:rsid="004410da"/>
    </style:style>
    <style:style style:name="T36" style:family="text">
      <style:text-properties fo:language="en" fo:country="US" officeooo:rsid="004adbd6"/>
    </style:style>
    <style:style style:name="T37" style:family="text">
      <style:text-properties fo:language="en" fo:country="US" officeooo:rsid="004d9118"/>
    </style:style>
    <style:style style:name="T38" style:family="text">
      <style:text-properties fo:language="en" fo:country="US" officeooo:rsid="004f12dd"/>
    </style:style>
    <style:style style:name="T39" style:family="text">
      <style:text-properties fo:language="en" fo:country="US" fo:font-style="italic" officeooo:rsid="004f12dd" style:font-style-asian="italic" style:font-style-complex="italic"/>
    </style:style>
    <style:style style:name="T40" style:family="text">
      <style:text-properties fo:language="en" fo:country="US" fo:font-style="italic" officeooo:rsid="004fbe9b" style:font-style-asian="italic" style:font-style-complex="italic"/>
    </style:style>
    <style:style style:name="T41" style:family="text">
      <style:text-properties officeooo:rsid="0031ed8a"/>
    </style:style>
    <style:style style:name="T42" style:family="text">
      <style:text-properties officeooo:rsid="004273c6"/>
    </style:style>
    <style:style style:name="T43" style:family="text">
      <style:text-properties officeooo:rsid="004adb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1">Project</text:span> <text:s/></text:p>
      <text:p text:style-name="P1">Start : October, 2th, 2020</text:p>
      <text:p text:style-name="P1">End : October, 9th, 2020</text:p>
      <text:h text:style-name="P4" text:outline-level="1"><text:span text:style-name="T13">Subject</text:span> </text:h>
      <text:h text:style-name="P8" text:outline-level="2">Goals</text:h>
      <text:p text:style-name="P65">Develop an API RESTful JSON in Python to perform text mining. </text:p>
      <text:p text:style-name="P27">Input : <text:span text:style-name="T8">Text</text:span>. <text:line-break/><text:span text:style-name="T3">Output : <text:line-break/>- </text:span><text:span text:style-name="T8">List of people with information such as type, label, description, image, etc.<text:line-break/>- </text:span><text:span text:style-name="T10">Group by eventual common </text:span><text:span text:style-name="T42">characteristics</text:span><text:span text:style-name="T10"> such as nationality, age, job, etc.</text:span></text:p>
      <text:h text:style-name="P2" text:outline-level="1">Deliveries</text:h>
      <text:list xml:id="list607294596" text:style-name="L1">
        <text:list-item>
          <text:p text:style-name="P28">English <text:span text:style-name="T42">log board</text:span>: explain the architecture, steps of thinking, <text:span text:style-name="T42">improvement</text:span> for production. </text:p>
        </text:list-item>
        <text:list-item>
          <text:p text:style-name="P29">Docker <text:span text:style-name="T10">image</text:span>: <text:span text:style-name="T10">with </text:span><text:span text:style-name="T42">READ-ME</text:span> <text:span text:style-name="T10">containing instructions to test the project.</text:span> </text:p>
        </text:list-item>
        <text:list-item>
          <text:p text:style-name="P29"><text:span text:style-name="T42">GitHub</text:span> <text:span text:style-name="T10">repository</text:span>: <text:span text:style-name="T10">source code with clear services (single </text:span><text:span text:style-name="T42">responsibility</text:span><text:span text:style-name="T10">) and unit tests.</text:span> </text:p>
        </text:list-item>
      </text:list>
      <text:p text:style-name="P30">Bonus : </text:p>
      <text:p text:style-name="P45"><text:span text:style-name="T4">*) L'API JSON </text:span><text:span text:style-name="T10">could be encapsulated into a docker container. </text:span></text:p>
      <text:p text:style-name="P31">**) 12 factors <text:span text:style-name="T10">development</text:span> (https://12factor.net/)</text:p>
      <text:p text:style-name="P45"><text:span text:style-name="T4">***) </text:span><text:span text:style-name="T10">Graphic interface in </text:span><text:span text:style-name="T4">JS </text:span><text:span text:style-name="T10">for the user to test the </text:span><text:span text:style-name="T4">API.</text:span></text:p>
      <text:p text:style-name="P45"><text:span text:style-name="T4">***) </text:span><text:span text:style-name="T10">Propose cool features for the app. </text:span></text:p>
      <text:h text:style-name="P5" text:outline-level="1"><text:span text:style-name="T9">Tools proposed</text:span><text:span text:style-name="T11"> </text:span></text:h>
      <text:p text:style-name="P46"><text:span text:style-name="T10">Entity extraction</text:span><text:span text:style-name="T11">: API TextRazor.</text:span></text:p>
      <text:p text:style-name="P46"><text:span text:style-name="T10">Collecting entity information</text:span><text:span text:style-name="T11">: Wikidata. </text:span></text:p>
      <text:h text:style-name="P6" text:outline-level="1"/>
      <text:h text:style-name="P6" text:outline-level="1"/>
      <text:p text:style-name="P32"/>
      <text:p text:style-name="P32"/>
      <text:p text:style-name="P32"/>
      <text:p text:style-name="P32"/>
      <text:p text:style-name="P32"><text:soft-page-break/></text:p>
      <text:p text:style-name="P32"/>
      <text:h text:style-name="P7" text:outline-level="1">Sprint 1 </text:h>
      <text:p text:style-name="P44"><text:span text:style-name="T14">While this first sprint aims to build an API quickly, I kept in mind how it could evolve, and defined the architecture accordingly. </text:span></text:p>
      <text:h text:style-name="P9" text:outline-level="2">Functionalities</text:h>
      <text:p text:style-name="P33">Let’s clarify the functionalities that our first version should implement. </text:p>
      <text:list xml:id="list3427257515" text:style-name="L7">
        <text:list-item>
          <text:p text:style-name="P35"><text:span text:style-name="T18">UC1 : Receive text analysis requests with options. <text:line-break/>The request should contain the text to be analyzed, and the options to configure how the analysis </text:span><text:span text:style-name="T41">should</text:span><text:span text:style-name="T18"> be performed and define the results user is </text:span><text:span text:style-name="T41">interested</text:span><text:span text:style-name="T18"> in. </text:span></text:p>
        </text:list-item>
        <text:list-item>
          <text:p text:style-name="P34">UC2 : </text:p>
        </text:list-item>
      </text:list>
      <text:h text:style-name="P3" text:outline-level="1">Architecture </text:h>
      <text:h text:style-name="P11" text:outline-level="3"/>
      <text:h text:style-name="P12" text:outline-level="3">Controll<text:span text:style-name="T12">ers</text:span></text:h>
      <text:p text:style-name="P37">This module represents the first interface with our API. <text:span text:style-name="T19">It should be able to receive the requests from the user, validate the requests, handle errors and return a response. </text:span></text:p>
      <text:p text:style-name="P38">I will start in this first sprint to implement only the « JobsController » but we imagine others such as « AuthController ». </text:p>
      <text:h text:style-name="P19" text:outline-level="4">JobsController</text:h>
      <text:p text:style-name="P57"><text:span text:style-name="T21">This sub-module </text:span><text:span text:style-name="T22">is in charge </text:span><text:span text:style-name="T23">managing different types of jobs the user wants to execute, such as text analysis, image analysis, voice analysis, etc.<text:tab/> <text:line-break/>For now I will consider only text analysis jobs, which lead to </text:span><text:span text:style-name="T22">the following tasks: </text:span></text:p>
      <text:list xml:id="list2588622302" text:style-name="L9">
        <text:list-item>
          <text:p text:style-name="P58"><text:span text:style-name="T22">Receive text analysis requests and validate them. Request should be a POST method sending a JSON object. The JSON object should contain:</text:span></text:p>
          <text:list>
            <text:list-item>
              <text:p text:style-name="P58"><text:span text:style-name="T22">Required text, not exceeding a certain size (check size limit of TextRazorAPI).</text:span></text:p>
            </text:list-item>
            <text:list-item>
              <text:p text:style-name="P58"><text:span text:style-name="T23">Options, the text analysis workflow is configurable (for now at least the choice of entities extractors, researchers and aggregators) .</text:span></text:p>
            </text:list-item>
          </text:list>
        </text:list-item>
        <text:list-item>
          <text:p text:style-name="P59"><text:span text:style-name="T23">Create and run a text analysis job.<text:tab/> <text:line-break/></text:span><text:span text:style-name="T24">If we want to be able to process many </text:span><text:span text:style-name="T29">requests</text:span><text:span text:style-name="T24"> simultaneously (many requests from one or many users) we should perform parallel computing with threads. </text:span><text:span text:style-name="T29">Hence each request </text:span><text:span text:style-name="T36">should</text:span><text:span text:style-name="T29"> be a new thread, </text:span><text:span text:style-name="T36">but the WSGI server used by default in Bottle is non-threading HTTP server</text:span><text:span text:style-name="T29">. The easiest way to </text:span><text:span text:style-name="T36">overcome this </text:span><text:span text:style-name="T29">is to install a multi-threaded server library like paste or cherrypy and tell Bottle to use that instead of the single-threaded server. </text:span><text:span text:style-name="T36">But for now we will use the default WSGI server. </text:span></text:p>
        </text:list-item>
        <text:list-item>
          <text:p text:style-name="P47"><text:soft-page-break/><text:span text:style-name="T20">Return a response to the user. </text:span></text:p>
        </text:list-item>
      </text:list>
      <text:p text:style-name="P36"/>
      <text:h text:style-name="P15" text:outline-level="3">JobModels</text:h>
      <text:p text:style-name="P48"><text:span text:style-name="T25">A</text:span><text:span text:style-name="T20">s the user should be able to execute different types of jobs, this module represents this job execution. </text:span></text:p>
      <text:p text:style-name="P48"><text:span text:style-name="T26">A job is executed according to a workflow. Each step of the workflow represents a </text:span><text:span text:style-name="T20">state </text:span><text:span text:style-name="T26">of the job. </text:span><text:span text:style-name="T27">Hence at each step/state the job will be enriched following the process of the previous step. </text:span><text:span text:style-name="T28">At the end, the job returns the </text:span><text:span text:style-name="T30">result. </text:span></text:p>
      <text:p text:style-name="P60"><text:span text:style-name="T20">Considering a request that need</text:span><text:span text:style-name="T37">s</text:span><text:span text:style-name="T20"> to execute many jobs, we should perform parallel computing with threads. </text:span><text:span text:style-name="T38">We implement this behavior with </text:span><text:span text:style-name="T39">concurrent.futures.ThreadPoolExecutor </text:span><text:span text:style-name="T40">object</text:span><text:span text:style-name="T39">.</text:span></text:p>
      <text:h text:style-name="P22" text:outline-level="4">TextJob</text:h>
      <text:p text:style-name="P49">The text job sub-module is in charge of all the steps of the text workflow, following the description of the goals of this API. We can define the following tasks : </text:p>
      <text:list xml:id="list3547465581" text:style-name="L11">
        <text:list-item>
          <text:p text:style-name="P50">Preprocessing the text if needed. </text:p>
        </text:list-item>
        <text:list-item>
          <text:p text:style-name="P50">Extract entities from the text. </text:p>
        </text:list-item>
        <text:list-item>
          <text:p text:style-name="P50">Enrich entites with information, collected from different databases/APIs. </text:p>
        </text:list-item>
        <text:list-item>
          <text:p text:style-name="P50">Aggregate entities according to a strategy (same job, same age, etc) </text:p>
        </text:list-item>
        <text:list-item>
          <text:p text:style-name="P50">Return the result as a JSON object. </text:p>
        </text:list-item>
        <text:list-item>
          <text:p text:style-name="P51">Keep track of the information relative to the execution of the workflow. Such as the status (of the job), the starting time, etc. </text:p>
        </text:list-item>
      </text:list>
      <text:h text:style-name="P10" text:outline-level="3">TextWorkflow</text:h>
      <text:p text:style-name="P56"><text:span text:style-name="T31">This module defines all elements needed for our text analysis, such as data models, NLP algorithms, tools to target external APIs, etc. </text:span></text:p>
      <text:p text:style-name="P53"><text:span text:style-name="T31">R</text:span><text:span text:style-name="T20">egarding one task (entities extraction for example), we may have many elements able to perform the task </text:span><text:span text:style-name="T32">(TextRazor API or internal NLP methods)</text:span><text:span text:style-name="T20">. Therefor we implement the strategy design pattern, to be able to select one or another method. </text:span></text:p>
      <text:h text:style-name="P21" text:outline-level="4">Entities</text:h>
      <text:p text:style-name="P52">According to the main goal of our API, we will manipulate Entities. Therefor we need to define a class representing this entities. From which we can inheritate an organisation class, a person class, etc. But for now we will only manage one type of entities. </text:p>
      <text:p text:style-name="P53">We need to formalize information of entities through attributes and methods. </text:p>
      <text:h text:style-name="P18" text:outline-level="4">EntitiesExtractors</text:h>
      <text:p text:style-name="P53"><text:span text:style-name="T20">This sub-module aims to extract entities from </text:span><text:span text:style-name="T32">a given text. The other tasks differs depending on the chosen strategy. For now we will only implement the tools allowing to use the TextRazor API. </text:span></text:p>
      <text:h text:style-name="P20" text:outline-level="4"><text:soft-page-break/>EntitiesResearchers</text:h>
      <text:p text:style-name="P54"><text:span text:style-name="T33">This sub-module aims to </text:span><text:span text:style-name="T32">collect information concerning the</text:span><text:span text:style-name="T33"> entities </text:span><text:span text:style-name="T32">extracted from the given text. The other tasks differs depending on the chosen strategy. For now we will only implement the tools allowing to use the Wiki</text:span><text:span text:style-name="T34">d</text:span><text:span text:style-name="T32">ata API. <text:s/></text:span></text:p>
      <text:h text:style-name="P20" text:outline-level="4">EntitiesAggregators</text:h>
      <text:p text:style-name="P55"><text:span text:style-name="T33">This sub-module aims to </text:span><text:span text:style-name="T35">group entities and find common characteristics between</text:span><text:span text:style-name="T32"> the</text:span><text:span text:style-name="T33"> entities </text:span><text:span text:style-name="T32">extracted from the given text </text:span><text:span text:style-name="T35">and enriched with the sub-module EntitiesResearchers</text:span><text:span text:style-name="T32">. </text:span></text:p>
      <text:h text:style-name="P13" text:outline-level="3"><text:span text:style-name="T17">Configs</text:span></text:h>
      <text:p text:style-name="P61"><text:span text:style-name="T33">T</text:span><text:span text:style-name="T20">his module contains configuration files or our API. </text:span></text:p>
      <text:h text:style-name="P24" text:outline-level="4">ServerConfig</text:h>
      <text:p text:style-name="P62">In this sub-module we store the server configuration. For instance the default value for the host and port. But moreover we setup the routes we can target within our API. </text:p>
      <text:h text:style-name="P23" text:outline-level="4">TextWorkflowConfig</text:h>
      <text:p text:style-name="P61">As seen previously a workflow can be configured and here we store the needed configurations at the start of the API, such as default values, keys to connect to APIs, etc. </text:p>
      <text:h text:style-name="P25" text:outline-level="4">LoggersConfig</text:h>
      <text:p text:style-name="P64">A YAML file describing the main logger of the app, the format and its handlers. </text:p>
      <text:h text:style-name="P14" text:outline-level="3">DataManagers</text:h>
      <text:p text:style-name="P63"><text:span text:style-name="T25">T</text:span><text:span text:style-name="T20">his module manages how the data manipulated withing the API is stored. We can have multiple types of data base depending on what we are storing or the activities, like MongoDB, ElasticSearch, etc. </text:span></text:p>
      <text:h text:style-name="P8" text:outline-level="2">Tools &amp; Libraries</text:h>
      <text:list xml:id="list1887474662" text:style-name="L2">
        <text:list-item>
          <text:p text:style-name="P39"><text:span text:style-name="T7">Bottle </text:span><text:span text:style-name="T5">: Micro web-framework for Python</text:span></text:p>
        </text:list-item>
        <text:list-item>
          <text:p text:style-name="P40"><text:span text:style-name="T6">Requests </text:span>: </text:p>
        </text:list-item>
        <text:list-item>
          <text:p text:style-name="P40"><text:span text:style-name="T6">Jsonschema </text:span>: </text:p>
        </text:list-item>
      </text:list>
      <text:h text:style-name="P8" text:outline-level="2"/>
      <text:h text:style-name="P8" text:outline-level="2"/>
      <text:p text:style-name="P26"/>
      <text:p text:style-name="P26"/>
      <text:p text:style-name="P26"/>
      <text:p text:style-name="P26"/>
      <text:h text:style-name="P8" text:outline-level="2"><text:soft-page-break/>Questions</text:h>
      <text:h text:style-name="P10" text:outline-level="3">Input </text:h>
      <text:list xml:id="list237414670" text:style-name="L3">
        <text:list-item>
          <text:p text:style-name="P41">Comment gérer la taille du texte ? <text:line-break/>Définir une taille maximum ? Ou laisser libre choix ? </text:p>
        </text:list-item>
        <text:list-item>
          <text:p text:style-name="P41">Comment gérer la langue du texte ? <text:line-break/>L’information doit être transmis par l’utilisateur ? C’est géré automatiquement par le module qui va traiter le texte ? </text:p>
        </text:list-item>
        <text:list-item>
          <text:p text:style-name="P41">Quelles sont les bonnes pratiques d’un point de vue sécurité ? </text:p>
        </text:list-item>
        <text:list-item>
          <text:p text:style-name="P41">Comment procéder face à l’encodage du texte ? <text:span text:style-name="T2">Sous quelle format l’API va recevoir le texte ? JSON ou Brut ?</text:span></text:p>
        </text:list-item>
      </text:list>
      <text:h text:style-name="P17" text:outline-level="3">Data</text:h>
      <text:list xml:id="list4143643639" text:style-name="L4">
        <text:list-item>
          <text:p text:style-name="P42">Comment gérer les données manipulées au niveau de l’API ? </text:p>
        </text:list-item>
      </text:list>
      <text:h text:style-name="P16" text:outline-level="3">Controllers </text:h>
      <text:list xml:id="list2880658152" text:style-name="L5">
        <text:list-item>
          <text:p text:style-name="P43"><text:span text:style-name="T14">JobsController should be Singleton or static class? <text:line-break/></text:span><text:span text:style-name="T16">It should be Singleton</text:span><text:span text:style-name="T15"> ! It manages the requests of the user, and schedules the execution of the workflows. There should be only one instance with such power.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77bc65" style:font-name="Liberation Sans" fo:font-family="'Liberation Sans'" style:font-family-generic="swiss" style:font-pitch="variable" fo:font-size="20pt" fo:font-weight="bold" officeooo:rsid="0023d348" style:font-name-asian="Noto Sans CJK SC" style:font-family-asian="'Noto Sans CJK SC'" style:font-family-generic-asian="system" style:font-pitch-asian="variable" style:font-size-asian="20pt" style:font-weight-asian="bold" style:font-name-complex="Lohit Devanagari" style:font-family-complex="'Lohit Devanagari'" style:font-family-generic-complex="system" style:font-pitch-complex="variable"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465a4" style:font-name="Liberation Sans" fo:font-family="'Liberation Sans'" style:font-family-generic="swiss" style:font-pitch="variable" fo:font-size="18.2000007629395pt" fo:font-weight="bold" officeooo:rsid="001e556d" style:font-name-asian="Noto Sans CJK SC" style:font-family-asian="'Noto Sans CJK SC'" style:font-family-generic-asian="system" style:font-pitch-asian="variable" style:font-size-asian="18.2000007629395pt" style:font-weight-asian="bold" style:font-name-complex="Lohit Devanagari" style:font-family-complex="'Lohit Devanagari'" style:font-family-generic-complex="system" style:font-pitch-complex="variable" style:font-size-complex="18.200000762939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9999"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2pt" fo:font-style="italic" fo:font-weight="bold" officeooo:rsid="0025dffc"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2T18:28:03.999163764</meta:creation-date>
    <dc:date>2020-10-07T20:26:48.010686431</dc:date>
    <meta:editing-duration>P1DT10H26M8S</meta:editing-duration>
    <meta:editing-cycles>43</meta:editing-cycles>
    <meta:generator>LibreOffice/6.4.6.2$Linux_X86_64 LibreOffice_project/40$Build-2</meta:generator>
    <meta:document-statistic meta:table-count="0" meta:image-count="0" meta:object-count="0" meta:page-count="5" meta:paragraph-count="84" meta:word-count="1130" meta:character-count="6850" meta:non-whitespace-character-count="5765"/>
  </office:meta>
</office:document-meta>
</file>